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0.0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0.0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0cm"/>
    </style:style>
    <style:style style:name="gr1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436cm" svg:height="1.029cm" svg:x="1.2cm" svg:y="0.242cm">
          <draw:text-box>
            <text:p text:style-name="P1"><text:span text:style-name="T1">В России как таковых правоведов сейчас и нет, великий однофамилец собачки </text:span></text:p>
            <text:p text:style-name="P1"><text:span text:style-name="T1">премьера их бы так не назвал. </text:span></text:p>
          </draw:text-box>
        </draw:frame>
        <draw:frame draw:style-name="gr1" draw:text-style-name="P4" draw:layer="layout" svg:width="0.769cm" svg:height="0.758cm" svg:x="11.257cm" svg:y="3.039cm">
          <draw:text-box>
            <text:p text:style-name="P3"><text:span text:style-name="T2">2</text:span></text:p>
          </draw:text-box>
        </draw:frame>
        <draw:frame draw:style-name="gr1" draw:text-style-name="P4" draw:layer="layout" svg:width="0.769cm" svg:height="0.758cm" svg:x="9.033cm" svg:y="3.239cm">
          <draw:text-box>
            <text:p text:style-name="P3"><text:span text:style-name="T2">1</text:span></text:p>
          </draw:text-box>
        </draw:frame>
        <draw:frame draw:style-name="gr1" draw:text-style-name="P4" draw:id="id2" draw:layer="layout" svg:width="3.148cm" svg:height="0.758cm" svg:x="3.529cm" svg:y="2.171cm">
          <draw:text-box>
            <text:p text:style-name="P3"><text:span text:style-name="T2">равоведов и нет</text:span></text:p>
          </draw:text-box>
        </draw:frame>
        <draw:frame draw:style-name="gr2" draw:text-style-name="P4" draw:layer="layout" svg:width="0.599cm" svg:height="0.645cm" svg:x="6.946cm" svg:y="2.197cm">
          <draw:text-box>
            <text:p text:style-name="P3"><text:span text:style-name="T2">,</text:span></text:p>
          </draw:text-box>
        </draw:frame>
        <draw:line draw:style-name="gr3" draw:text-style-name="P3" draw:layer="layout" svg:x1="7.533cm" svg:y1="2.562cm" svg:x2="7.766cm" svg:y2="2.562cm">
          <text:p/>
        </draw:line>
        <draw:frame draw:style-name="gr4" draw:text-style-name="P4" draw:layer="layout" svg:width="0.578cm" svg:height="0.685cm" svg:x="7.013cm" svg:y="1.781cm">
          <draw:text-box>
            <text:p text:style-name="P3"><text:span text:style-name="T2">j</text:span></text:p>
          </draw:text-box>
        </draw:frame>
        <draw:line draw:style-name="gr3" draw:text-style-name="P3" draw:layer="layout" svg:x1="6.834cm" svg:y1="2.562cm" svg:x2="7.067cm" svg:y2="2.562cm">
          <text:p/>
        </draw:line>
        <draw:frame draw:style-name="gr1" draw:text-style-name="P4" draw:layer="layout" svg:width="2.669cm" svg:height="0.758cm" svg:x="8.129cm" svg:y="2.171cm">
          <draw:text-box>
            <text:p text:style-name="P3"><text:span text:style-name="T2">бы не назвал</text:span></text:p>
          </draw:text-box>
        </draw:frame>
        <draw:frame draw:style-name="gr5" draw:text-style-name="P4" draw:layer="layout" svg:width="0.735cm" svg:height="0.645cm" svg:x="1.619cm" svg:y="4.046cm">
          <draw:text-box>
            <text:p text:style-name="P3"><text:span text:style-name="T2">A</text:span></text:p>
          </draw:text-box>
        </draw:frame>
        <draw:line draw:style-name="gr3" draw:text-style-name="P3" draw:layer="layout" svg:x1="1.985cm" svg:y1="4.165cm" svg:x2="4.672cm" svg:y2="2.873cm">
          <text:p/>
        </draw:line>
        <draw:frame draw:style-name="gr5" draw:text-style-name="P4" draw:layer="layout" svg:width="2.428cm" svg:height="0.645cm" svg:x="0.72cm" svg:y="4.347cm">
          <draw:text-box>
            <text:p text:style-name="P3"><text:span text:style-name="T2">как таковых</text:span></text:p>
          </draw:text-box>
        </draw:frame>
        <draw:line draw:style-name="gr3" draw:text-style-name="P3" draw:layer="layout" svg:x1="1.704cm" svg:y1="5.758cm" svg:x2="6.655cm" svg:y2="3.365cm">
          <text:p/>
        </draw:line>
        <draw:line draw:style-name="gr3" draw:text-style-name="P3" draw:layer="layout" svg:x1="0.662cm" svg:y1="3.754cm" svg:x2="5.613cm" svg:y2="1.361cm">
          <text:p/>
        </draw:line>
        <draw:path draw:style-name="gr6" draw:text-style-name="P3" draw:layer="layout" svg:width="2.006cm" svg:height="1.049cm" draw:transform="rotate (-1.58057017060577) translate (1.72161419677474cm 3.7572590918987cm)" svg:viewBox="0 0 2007 1050" svg:d="m0-2467c1430 0 2007-1050 2007-1050">
          <text:p/>
        </draw:path>
        <draw:path draw:style-name="gr6" draw:text-style-name="P3" draw:layer="layout" svg:width="2.006cm" svg:height="1.049cm" draw:transform="rotate (1.56102248298343) translate (5.60038580322408cm 3.36574090810066cm)" svg:viewBox="0 0 2007 1050" svg:d="m0 12316c1430 0 2007-1050 2007-1050">
          <text:p/>
        </draw:path>
        <draw:frame draw:style-name="gr7" draw:text-style-name="P4" draw:layer="layout" svg:width="0.735cm" svg:height="0.645cm" svg:x="4.35cm" svg:y="4.422cm">
          <draw:text-box>
            <text:p text:style-name="P3"><text:span text:style-name="T2">E</text:span></text:p>
          </draw:text-box>
        </draw:frame>
        <draw:line draw:style-name="gr3" draw:text-style-name="P3" draw:layer="layout" svg:x1="4.701cm" svg:y1="4.479cm" svg:x2="4.672cm" svg:y2="2.847cm">
          <text:p/>
        </draw:line>
        <draw:frame draw:style-name="gr7" draw:text-style-name="P4" draw:layer="layout" svg:width="1.624cm" svg:height="0.645cm" svg:x="3.951cm" svg:y="4.723cm">
          <draw:text-box>
            <text:p text:style-name="P3"><text:span text:style-name="T2">сейчас</text:span></text:p>
          </draw:text-box>
        </draw:frame>
        <draw:frame draw:style-name="gr7" draw:text-style-name="P4" draw:layer="layout" svg:width="0.735cm" svg:height="0.645cm" svg:x="6.284cm" svg:y="4.148cm">
          <draw:text-box>
            <text:p text:style-name="P3"><text:span text:style-name="T2">E</text:span></text:p>
          </draw:text-box>
        </draw:frame>
        <draw:line draw:style-name="gr3" draw:text-style-name="P3" draw:layer="layout" svg:x1="6.635cm" svg:y1="4.205cm" svg:x2="4.654cm" svg:y2="2.865cm">
          <text:p/>
        </draw:line>
        <draw:line draw:style-name="gr3" draw:text-style-name="P3" draw:layer="layout" svg:x1="6.602cm" svg:y1="5.474cm" svg:x2="6.601cm" svg:y2="4.687cm">
          <text:p/>
        </draw:line>
        <draw:line draw:style-name="gr3" draw:text-style-name="P3" draw:layer="layout" svg:x1="6.601cm" svg:y1="5.475cm" svg:x2="6.381cm" svg:y2="5.687cm">
          <text:p/>
        </draw:line>
        <draw:line draw:style-name="gr3" draw:text-style-name="P3" draw:layer="layout" svg:x1="5.8cm" svg:y1="4.687cm" svg:x2="7.3cm" svg:y2="4.687cm">
          <text:p/>
        </draw:line>
        <draw:line draw:style-name="gr3" draw:text-style-name="P3" draw:layer="layout" svg:x1="7.3cm" svg:y1="4.688cm" svg:x2="7.395cm" svg:y2="4.574cm">
          <text:p/>
        </draw:line>
        <draw:line draw:style-name="gr3" draw:text-style-name="P3" draw:layer="layout" svg:x1="5.709cm" svg:y1="4.8cm" svg:x2="5.804cm" svg:y2="4.686cm">
          <text:p/>
        </draw:line>
        <draw:frame draw:style-name="gr2" draw:text-style-name="P4" draw:layer="layout" svg:width="1.653cm" svg:height="0.645cm" svg:x="6.466cm" svg:y="5.035cm">
          <draw:text-box>
            <text:p text:style-name="P3"><text:span text:style-name="T2">Россия</text:span></text:p>
          </draw:text-box>
        </draw:frame>
        <draw:frame draw:style-name="gr8" draw:text-style-name="P6" draw:layer="layout" svg:width="0.815cm" svg:height="0.645cm" svg:x="5.953cm" svg:y="5.021cm">
          <draw:text-box>
            <text:p text:style-name="P5"><text:span text:style-name="T2">-и</text:span></text:p>
          </draw:text-box>
        </draw:frame>
        <draw:frame draw:style-name="gr9" draw:text-style-name="P4" draw:layer="layout" svg:width="0.777cm" svg:height="0.645cm" svg:x="6.478cm" svg:y="4.7cm">
          <draw:text-box>
            <text:p text:style-name="P3"><text:span text:style-name="T2">O</text:span></text:p>
          </draw:text-box>
        </draw:frame>
        <draw:frame draw:style-name="gr8" draw:text-style-name="P6" draw:layer="layout" svg:width="0.688cm" svg:height="0.645cm" svg:x="6.054cm" svg:y="4.722cm">
          <draw:text-box>
            <text:p text:style-name="P5"><text:span text:style-name="T2">в</text:span></text:p>
          </draw:text-box>
        </draw:frame>
        <draw:frame draw:style-name="gr10" draw:text-style-name="P4" draw:layer="layout" svg:width="0.777cm" svg:height="0.645cm" svg:x="8.957cm" svg:y="3.82cm">
          <draw:text-box>
            <text:p text:style-name="P3"><text:span text:style-name="T2">O</text:span></text:p>
          </draw:text-box>
        </draw:frame>
        <draw:line draw:style-name="gr3" draw:text-style-name="P3" draw:layer="layout" svg:x1="9.371cm" svg:y1="3.964cm" svg:x2="9.817cm" svg:y2="2.7cm">
          <text:p/>
        </draw:line>
        <draw:frame draw:style-name="gr10" draw:text-style-name="P4" draw:layer="layout" svg:width="2.801cm" svg:height="0.645cm" svg:x="7.858cm" svg:y="4.121cm">
          <draw:text-box>
            <text:p text:style-name="P3"><text:span text:style-name="T2">однофамилец</text:span></text:p>
          </draw:text-box>
        </draw:frame>
        <draw:frame draw:style-name="gr7" draw:text-style-name="P4" draw:layer="layout" svg:width="0.735cm" svg:height="0.645cm" svg:x="10.299cm" svg:y="3.29cm">
          <draw:text-box>
            <text:p text:style-name="P3"><text:span text:style-name="T2">E</text:span></text:p>
          </draw:text-box>
        </draw:frame>
        <draw:line draw:style-name="gr3" draw:text-style-name="P3" draw:layer="layout" svg:x1="10.65cm" svg:y1="3.347cm" svg:x2="9.817cm" svg:y2="2.7cm">
          <text:p/>
        </draw:line>
        <draw:frame draw:style-name="gr7" draw:text-style-name="P4" draw:layer="layout" svg:width="1.006cm" svg:height="0.645cm" svg:x="10.2cm" svg:y="3.591cm">
          <draw:text-box>
            <text:p text:style-name="P3"><text:span text:style-name="T2">так</text:span></text:p>
          </draw:text-box>
        </draw:frame>
        <draw:frame draw:style-name="gr10" draw:text-style-name="P4" draw:id="id1" draw:layer="layout" svg:width="0.777cm" svg:height="0.645cm" svg:x="11.968cm" svg:y="3.82cm">
          <draw:text-box>
            <text:p text:style-name="P3"><text:span text:style-name="T2">O</text:span></text:p>
          </draw:text-box>
        </draw:frame>
        <draw:line draw:style-name="gr3" draw:text-style-name="P3" draw:layer="layout" svg:x1="12.382cm" svg:y1="3.964cm" svg:x2="9.799cm" svg:y2="2.682cm">
          <text:p/>
        </draw:line>
        <draw:frame draw:style-name="gr10" draw:text-style-name="P4" draw:layer="layout" svg:width="0.875cm" svg:height="0.645cm" svg:x="11.969cm" svg:y="4.121cm">
          <draw:text-box>
            <text:p text:style-name="P3"><text:span text:style-name="T2">их</text:span></text:p>
          </draw:text-box>
        </draw:frame>
        <draw:frame draw:style-name="gr5" draw:text-style-name="P4" draw:layer="layout" svg:width="0.735cm" svg:height="0.645cm" svg:x="7.328cm" svg:y="6.293cm">
          <draw:text-box>
            <text:p text:style-name="P3"><text:span text:style-name="T2">A</text:span></text:p>
          </draw:text-box>
        </draw:frame>
        <draw:line draw:style-name="gr3" draw:text-style-name="P3" draw:layer="layout" svg:x1="7.694cm" svg:y1="6.412cm" svg:x2="9.288cm" svg:y2="4.672cm">
          <text:p/>
        </draw:line>
        <draw:frame draw:style-name="gr5" draw:text-style-name="P4" draw:layer="layout" svg:width="0.735cm" svg:height="0.645cm" svg:x="10.849cm" svg:y="6.312cm">
          <draw:text-box>
            <text:p text:style-name="P3"><text:span text:style-name="T2">A</text:span></text:p>
          </draw:text-box>
        </draw:frame>
        <draw:line draw:style-name="gr3" draw:text-style-name="P3" draw:layer="layout" svg:x1="11.215cm" svg:y1="6.431cm" svg:x2="9.27cm" svg:y2="4.672cm">
          <text:p/>
        </draw:line>
        <draw:frame draw:style-name="gr5" draw:text-style-name="P4" draw:layer="layout" svg:width="1.806cm" svg:height="0.645cm" svg:x="6.829cm" svg:y="6.594cm">
          <draw:text-box>
            <text:p text:style-name="P3"><text:span text:style-name="T2">великий</text:span></text:p>
          </draw:text-box>
        </draw:frame>
        <draw:line draw:style-name="gr3" draw:text-style-name="P3" draw:layer="layout" svg:x1="10.415cm" svg:y1="6.85cm" svg:x2="11.915cm" svg:y2="6.85cm">
          <text:p/>
        </draw:line>
        <draw:line draw:style-name="gr3" draw:text-style-name="P3" draw:layer="layout" svg:x1="11.216cm" svg:y1="7.637cm" svg:x2="11.215cm" svg:y2="6.85cm">
          <text:p/>
        </draw:line>
        <draw:line draw:style-name="gr3" draw:text-style-name="P3" draw:layer="layout" svg:x1="11.435cm" svg:y1="7.85cm" svg:x2="11.215cm" svg:y2="7.638cm">
          <text:p/>
        </draw:line>
        <draw:line draw:style-name="gr3" draw:text-style-name="P3" draw:layer="layout" svg:x1="11.915cm" svg:y1="6.851cm" svg:x2="12.01cm" svg:y2="6.737cm">
          <text:p/>
        </draw:line>
        <draw:line draw:style-name="gr3" draw:text-style-name="P3" draw:layer="layout" svg:x1="10.324cm" svg:y1="6.963cm" svg:x2="10.419cm" svg:y2="6.849cm">
          <text:p/>
        </draw:line>
        <draw:frame draw:style-name="gr11" draw:text-style-name="P4" draw:layer="layout" svg:width="1.797cm" svg:height="0.645cm" svg:x="9.551cm" svg:y="7.275cm">
          <draw:text-box>
            <text:p text:style-name="P3"><text:span text:style-name="T2">собачка</text:span></text:p>
          </draw:text-box>
        </draw:frame>
        <draw:frame draw:style-name="gr12" draw:text-style-name="P6" draw:layer="layout" svg:width="0.815cm" svg:height="0.645cm" svg:x="11.124cm" svg:y="7.231cm">
          <draw:text-box>
            <text:p text:style-name="P5"><text:span text:style-name="T2">-и</text:span></text:p>
          </draw:text-box>
        </draw:frame>
        <draw:frame draw:style-name="gr13" draw:text-style-name="P4" draw:layer="layout" svg:width="0.777cm" svg:height="0.645cm" svg:x="10.579cm" svg:y="6.889cm">
          <draw:text-box>
            <text:p text:style-name="P3"><text:span text:style-name="T2">O</text:span></text:p>
          </draw:text-box>
        </draw:frame>
        <draw:frame draw:style-name="gr5" draw:text-style-name="P4" draw:layer="layout" svg:width="0.735cm" svg:height="0.645cm" svg:x="10.558cm" svg:y="8.283cm">
          <draw:text-box>
            <text:p text:style-name="P3"><text:span text:style-name="T2">A</text:span></text:p>
          </draw:text-box>
        </draw:frame>
        <draw:line draw:style-name="gr3" draw:text-style-name="P3" draw:layer="layout" svg:x1="10.924cm" svg:y1="8.402cm" svg:x2="10.916cm" svg:y2="7.865cm">
          <text:p/>
        </draw:line>
        <draw:line draw:style-name="gr3" draw:text-style-name="P3" draw:layer="layout" svg:x1="10.141cm" svg:y1="8.803cm" svg:x2="11.641cm" svg:y2="8.803cm">
          <text:p/>
        </draw:line>
        <draw:line draw:style-name="gr3" draw:text-style-name="P3" draw:layer="layout" svg:x1="10.942cm" svg:y1="9.59cm" svg:x2="10.941cm" svg:y2="8.803cm">
          <text:p/>
        </draw:line>
        <draw:line draw:style-name="gr3" draw:text-style-name="P3" draw:layer="layout" svg:x1="11.161cm" svg:y1="9.803cm" svg:x2="10.941cm" svg:y2="9.591cm">
          <text:p/>
        </draw:line>
        <draw:line draw:style-name="gr3" draw:text-style-name="P3" draw:layer="layout" svg:x1="11.641cm" svg:y1="8.804cm" svg:x2="11.736cm" svg:y2="8.69cm">
          <text:p/>
        </draw:line>
        <draw:line draw:style-name="gr3" draw:text-style-name="P3" draw:layer="layout" svg:x1="10.05cm" svg:y1="8.916cm" svg:x2="10.145cm" svg:y2="8.802cm">
          <text:p/>
        </draw:line>
        <draw:frame draw:style-name="gr11" draw:text-style-name="P4" draw:layer="layout" svg:width="1.895cm" svg:height="0.645cm" svg:x="9.277cm" svg:y="9.228cm">
          <draw:text-box>
            <text:p text:style-name="P3"><text:span text:style-name="T2">премьер</text:span></text:p>
          </draw:text-box>
        </draw:frame>
        <draw:frame draw:style-name="gr12" draw:text-style-name="P6" draw:layer="layout" svg:width="0.815cm" svg:height="0.645cm" svg:x="10.85cm" svg:y="9.184cm">
          <draw:text-box>
            <text:p text:style-name="P5"><text:span text:style-name="T2">-а</text:span></text:p>
          </draw:text-box>
        </draw:frame>
        <draw:frame draw:style-name="gr13" draw:text-style-name="P4" draw:layer="layout" svg:width="0.777cm" svg:height="0.645cm" svg:x="10.305cm" svg:y="8.842cm">
          <draw:text-box>
            <text:p text:style-name="P3"><text:span text:style-name="T2">O</text:span></text:p>
          </draw:text-box>
        </draw:frame>
        <draw:connector draw:style-name="gr14" draw:text-style-name="P3" draw:layer="layout" draw:type="curve" svg:x1="12.356cm" svg:y1="3.82cm" svg:x2="5.103cm" svg:y2="2.171cm" draw:start-shape="id1" draw:start-glue-point="0" draw:end-shape="id2" draw:end-glue-point="0" svg:d="m12356 3820c0-3225-7253-2400-7253-16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2T02:27:31</dc:date>
    <dc:creator>artur </dc:creator>
    <meta:editing-duration>PT23H33M00S</meta:editing-duration>
    <meta:editing-cycles>74</meta:editing-cycles>
    <meta:generator>OpenOffice.org/3.2$Linux OpenOffice.org_project/320m19$Build-9505</meta:generator>
    <meta:printed-by>artur </meta:printed-by>
    <meta:print-date>2011-02-09T05:06:39</meta:print-date>
    <meta:document-statistic meta:object-count="63"/>
  </office:meta>
</office:document-meta>
</file>